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2020-02-26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2016-01-12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2015-02-25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2014-01-07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2012-01-04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2011-01-05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2010-01-26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2009-01-13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2008-02-28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2007-02-08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2006-01-05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2005-01-11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2004-02-09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2003-02-17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2002-01-10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2001-02-20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2000-02-16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99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98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97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9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95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9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9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9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9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8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87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86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85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8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83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8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82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81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81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80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7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78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7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77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75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70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69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6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68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68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6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67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720095005201</text:p>
          </table:table-cell>
          <table:table-cell office:value-type="string" calcext:value-type="string">
            <text:p>1967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